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UrbanBody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P2" style:family="paragraph" style:parent-style-name="UrbanBody">
      <style:paragraph-properties fo:text-align="start" style:justify-single-word="false"/>
      <style:text-properties style:font-name="Arial1"/>
    </style:style>
    <style:style style:name="P3" style:family="paragraph" style:parent-style-name="UrbanBody">
      <style:paragraph-properties fo:text-align="center" style:justify-single-word="false"/>
      <style:text-properties style:font-name="Arial1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mo template : DocumentGenerator</text:p>
      <text:p text:style-name="P1"/>
      <text:p text:style-name="P2"/>
      <text:p text:style-name="P2"><text:span text:style-name="T4">Title </text:span><text:span text:style-name="T1">:</text:span> <text:text-input text:description="Date">view.obj.title</text:text-input></text:p>
      <text:p text:style-name="P2"><text:span text:style-name="T1"/></text:p>
      <text:p text:style-name="P2"><text:span text:style-name="T4">Description </text:span><text:span text:style-name="T1">:</text:span> <text:text-input text:description="Date">view.obj.description</text:text-input></text:p>
      <text:p text:style-name="P2"/>
      <text:section text:style-name="Sect1" text:name="multi-select">
        <text:p text:style-name="P2"><text:span text:style-name="T3"><office:annotation><dc:creator>André NUYENS</dc:creator><dc:date>2014-10-16T15:24:10</dc:date><text:p text:style-name="P4"><text:span text:style-name="T5">do section- if view.obj.customViewFields</text:span></text:p></office:annotation></text:span><text:span text:style-name="T4">Chosen list</text:span><text:span text:style-name="T1"> : </text:span><text:span text:style-name="T2"><text:text-input text:description="">view.obj.customViewFields</text:text-input></text:span></text:p>
      </text:section>
      <text:p text:style-name="P2"/>
      <text:section text:style-name="Sect1" text:name="date">
        <text:p text:style-name="P2"><text:span text:style-name="T3"><office:annotation><dc:creator>André NUYENS</dc:creator><dc:date>2014-10-16T15:27:49</dc:date><text:p text:style-name="P5"><text:span text:style-name="T6">do section- if view.obj.effectiveDate</text:span></text:p></office:annotation></text:span><text:span text:style-name="T4">Effective date</text:span><text:span text:style-name="T1"> : </text:span><text:span text:style-name="T2"><text:text-input text:description="">view.obj.effectiveDate</text:text-input></text:span></text:p>
      </text:section>
      <text:p text:style-name="P2"/>
      <text:p text:style-name="P2"/>
      <text:p text:style-name="P3">Thank's a lo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Times New Roman1" fo:font-size="12pt" style:text-underline-style="none" fo:font-weight="normal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Delcourt</meta:initial-creator>
    <meta:creation-date>2014-07-02T15:43:15</meta:creation-date>
    <dc:date>2014-10-16T15:46:07</dc:date>
    <dc:creator>André NUYENS</dc:creator>
    <meta:editing-duration>PT17M44S</meta:editing-duration>
    <meta:editing-cycles>8</meta:editing-cycles>
    <meta:generator>LibreOffice/3.5$Linux_X86_64 LibreOffice_project/350m1$Build-2</meta:generator>
    <meta:document-statistic meta:table-count="0" meta:image-count="0" meta:object-count="0" meta:page-count="1" meta:paragraph-count="6" meta:word-count="23" meta:character-count="182" meta:non-whitespace-character-count="167"/>
  </office:meta>
</office:document-meta>
</file>